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CCB29A9A836A0AC.png" manifest:media-type="image/png"/>
  <manifest:file-entry manifest:full-path="Pictures/1000000000000100000001003C973E7C1BA5D710.png" manifest:media-type="image/png"/>
  <manifest:file-entry manifest:full-path="Pictures/1000000000000100000001001890F28DC37CA70C.png" manifest:media-type="image/png"/>
  <manifest:file-entry manifest:full-path="Pictures/10000000000001000000010087458DFA958CC975.png" manifest:media-type="image/png"/>
  <manifest:file-entry manifest:full-path="Pictures/10000000000001000000010039F287DBD9E64487.png" manifest:media-type="image/png"/>
  <manifest:file-entry manifest:full-path="Pictures/1000000000000100000001002F11DC30D35ECEDE.png" manifest:media-type="image/png"/>
  <manifest:file-entry manifest:full-path="Pictures/100000000000010000000100626B7D384583A19E.jpg" manifest:media-type="image/jpeg"/>
  <manifest:file-entry manifest:full-path="Pictures/100000000000010000000100380370E1214DB7DA.png" manifest:media-type="image/png"/>
  <manifest:file-entry manifest:full-path="Pictures/100000000000010000000100C810530C39B05206.png" manifest:media-type="image/png"/>
  <manifest:file-entry manifest:full-path="Pictures/100000000000002000000020B2FF2A327EABC87D.png" manifest:media-type="image/png"/>
  <manifest:file-entry manifest:full-path="Pictures/100000000000010000000100986C48815840B822.png" manifest:media-type="image/png"/>
  <manifest:file-entry manifest:full-path="Pictures/100000000000010000000100B4F788A39C90B379.jpg" manifest:media-type="image/jpeg"/>
  <manifest:file-entry manifest:full-path="Pictures/100000000000010000000100636FB32EF95E16BC.png" manifest:media-type="image/png"/>
  <manifest:file-entry manifest:full-path="Pictures/100000000000010000000100C4AE60BABCFEE097.png" manifest:media-type="image/png"/>
  <manifest:file-entry manifest:full-path="Pictures/10000000000001000000010042C4B68CF6404ECA.jpg" manifest:media-type="image/jpeg"/>
  <manifest:file-entry manifest:full-path="Pictures/1000000000000100000001004F6D1EF98E8BAA65.jpg" manifest:media-type="image/jpeg"/>
  <manifest:file-entry manifest:full-path="Pictures/100000000000010000000100F5AC28B626B3C4F7.jpg" manifest:media-type="image/jpeg"/>
  <manifest:file-entry manifest:full-path="Pictures/100000000000010000000100A7D1FAA7205EE89A.png" manifest:media-type="image/png"/>
  <manifest:file-entry manifest:full-path="Pictures/1000000000000100000001004231A14D20A4DC5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323cm" fo:min-width="9.073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942cm" fo:padding-top="0.23cm" fo:padding-bottom="0.23cm" fo:padding-left="0.355cm" fo:padding-right="0.355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Ultrafine_20_2_20_Dots_20_3_20_Dashes" svg:stroke-color="#000000" draw:fill="none" draw:fill-color="#ffffff" fo:min-height="1.56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77cm" fo:min-width="8.561cm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44pt" style:font-size-asian="28pt" style:font-size-complex="28pt"/>
    </style:style>
    <style:style style:name="T1" style:family="text">
      <style:text-properties fo:font-size="44pt" style:font-size-asian="28pt" style:font-size-complex="28pt"/>
    </style:style>
    <style:style style:name="T2" style:family="text">
      <style:text-properties fo:font-size="44pt" fo:font-weight="bold" style:font-size-asian="28pt" style:font-weight-asian="bold" style:font-size-complex="28pt" style:font-weight-complex="bold"/>
    </style:style>
    <style:style style:name="T3" style:family="text">
      <style:text-properties fo:font-size="44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9.398cm" svg:x="1.127cm" svg:y="10.96cm">
          <draw:image xlink:href="Pictures/100000000000010000000100636FB32EF95E16BC.png" xlink:type="simple" xlink:show="embed" xlink:actuate="onLoad">
            <text:p/>
          </draw:image>
        </draw:frame>
        <draw:frame draw:style-name="gr1" draw:text-style-name="P1" draw:layer="layout" svg:width="9.361cm" svg:height="9.361cm" svg:x="1.037cm" svg:y="1.164cm">
          <draw:image xlink:href="Pictures/100000000000010000000100986C48815840B822.png" xlink:type="simple" xlink:show="embed" xlink:actuate="onLoad">
            <text:p/>
          </draw:image>
        </draw:frame>
        <draw:frame draw:style-name="gr1" draw:text-style-name="P1" draw:layer="layout" svg:width="9.538cm" svg:height="9.538cm" svg:x="20.291cm" svg:y="11.047cm">
          <draw:image xlink:href="Pictures/100000000000010000000100380370E1214DB7DA.png" xlink:type="simple" xlink:show="embed" xlink:actuate="onLoad">
            <text:p/>
          </draw:image>
        </draw:frame>
        <draw:frame draw:style-name="gr1" draw:text-style-name="P1" draw:layer="layout" svg:width="9.498cm" svg:height="9.498cm" svg:x="20.458cm" svg:y="1.125cm">
          <draw:image xlink:href="Pictures/100000000000010000000100C810530C39B05206.png" xlink:type="simple" xlink:show="embed" xlink:actuate="onLoad">
            <text:p/>
          </draw:image>
        </draw:frame>
        <draw:frame draw:style-name="gr1" draw:text-style-name="P1" draw:layer="layout" svg:width="9.412cm" svg:height="9.412cm" svg:x="10.652cm" svg:y="1.113cm">
          <draw:image xlink:href="Pictures/100000000000010000000100C4AE60BABCFEE097.png" xlink:type="simple" xlink:show="embed" xlink:actuate="onLoad">
            <text:p/>
          </draw:image>
        </draw:frame>
        <draw:frame draw:style-name="gr1" draw:text-style-name="P1" draw:layer="layout" svg:width="9.271cm" svg:height="9.271cm" svg:x="10.738cm" svg:y="11.087cm">
          <draw:image xlink:href="Pictures/100000000000010000000100A7D1FAA7205EE89A.png" xlink:type="simple" xlink:show="embed" xlink:actuate="onLoad">
            <text:p/>
          </draw:image>
        </draw:frame>
        <draw:frame draw:style-name="gr1" draw:text-style-name="P1" draw:layer="layout" svg:width="9.312cm" svg:height="9.312cm" svg:x="51.794cm" svg:y="1.1cm">
          <draw:image xlink:href="Pictures/1000000000000100000001004F6D1EF98E8BAA65.jpg" xlink:type="simple" xlink:show="embed" xlink:actuate="onLoad">
            <text:p/>
          </draw:image>
        </draw:frame>
        <draw:frame draw:style-name="gr1" draw:text-style-name="P1" draw:layer="layout" svg:width="9.271cm" svg:height="9.271cm" svg:x="51.727cm" svg:y="11.314cm">
          <draw:image xlink:href="Pictures/10000000000001000000010042C4B68CF6404ECA.jpg" xlink:type="simple" xlink:show="embed" xlink:actuate="onLoad">
            <text:p/>
          </draw:image>
        </draw:frame>
        <draw:frame draw:style-name="gr1" draw:text-style-name="P1" draw:layer="layout" svg:width="9.271cm" svg:height="9.271cm" svg:x="42.31cm" svg:y="1.181cm">
          <draw:image xlink:href="Pictures/1000000000000100000001004231A14D20A4DC51.jpg" xlink:type="simple" xlink:show="embed" xlink:actuate="onLoad">
            <text:p/>
          </draw:image>
        </draw:frame>
        <draw:frame draw:style-name="gr1" draw:text-style-name="P1" draw:layer="layout" svg:width="9.439cm" svg:height="9.439cm" svg:x="32.645cm" svg:y="1.097cm">
          <draw:image xlink:href="Pictures/1000000000000100000001002F11DC30D35ECEDE.png" xlink:type="simple" xlink:show="embed" xlink:actuate="onLoad">
            <text:p/>
          </draw:image>
        </draw:frame>
        <draw:frame draw:style-name="gr1" draw:text-style-name="P1" draw:layer="layout" svg:width="9.312cm" svg:height="9.312cm" svg:x="32.55cm" svg:y="11.173cm">
          <draw:image xlink:href="Pictures/10000000000001000000010039F287DBD9E64487.png" xlink:type="simple" xlink:show="embed" xlink:actuate="onLoad">
            <text:p/>
          </draw:image>
        </draw:frame>
        <draw:frame draw:style-name="gr1" draw:text-style-name="P1" draw:layer="layout" svg:width="9.298cm" svg:height="9.298cm" svg:x="42.092cm" svg:y="11.214cm">
          <draw:image xlink:href="Pictures/100000000000010000000100626B7D384583A19E.jpg" xlink:type="simple" xlink:show="embed" xlink:actuate="onLoad">
            <text:p/>
          </draw:image>
        </draw:frame>
        <draw:custom-shape draw:style-name="gr2" draw:text-style-name="P2" draw:layer="layout" svg:width="9.679cm" svg:height="9.679cm" svg:x="20.404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9.358cm" svg:x="20.304cm" svg:y="11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1.673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1.573cm" svg:y="11.31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43cm" svg:height="9.43cm" svg:x="51.773cm" svg:y="20.89cm">
          <draw:image xlink:href="Pictures/100000000000010000000100F5AC28B626B3C4F7.jpg" xlink:type="simple" xlink:show="embed" xlink:actuate="onLoad">
            <text:p/>
          </draw:image>
        </draw:frame>
        <draw:frame draw:style-name="gr1" draw:text-style-name="P1" draw:layer="layout" svg:width="9.43cm" svg:height="9.43cm" svg:x="42.148cm" svg:y="20.89cm">
          <draw:image xlink:href="Pictures/100000000000010000000100B4F788A39C90B379.jpg" xlink:type="simple" xlink:show="embed" xlink:actuate="onLoad">
            <text:p/>
          </draw:image>
        </draw:frame>
        <draw:frame draw:style-name="gr1" draw:text-style-name="P1" draw:layer="layout" svg:width="9.271cm" svg:height="9.271cm" svg:x="32.496cm" svg:y="20.89cm">
          <draw:image xlink:href="Pictures/10000000000001000000010087458DFA958CC975.png" xlink:type="simple" xlink:show="embed" xlink:actuate="onLoad">
            <text:p/>
          </draw:image>
        </draw:frame>
        <draw:custom-shape draw:style-name="gr4" draw:text-style-name="P2" draw:layer="layout" svg:width="9.557cm" svg:height="9.298cm" svg:x="51.673cm" svg:y="20.91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6.703cm" svg:height="1.97cm" svg:x="12.976cm" svg:y="31.38cm">
          <draw:text-box>
            <text:p text:style-name="P3"><text:span text:style-name="T1">Loss functions: </text:span><text:span text:style-name="T2">L1 loss</text:span><text:span text:style-name="T3">,</text:span><text:span text:style-name="T1"> L2 loss, Least-squared loss</text:span></text:p>
          </draw:text-box>
        </draw:frame>
        <draw:frame draw:style-name="gr1" draw:text-style-name="P1" draw:layer="layout" svg:width="9.185cm" svg:height="9.185cm" svg:x="1.213cm" svg:y="21.066cm">
          <draw:image xlink:href="Pictures/1000000000000100000001001890F28DC37CA70C.png" xlink:type="simple" xlink:show="embed" xlink:actuate="onLoad">
            <text:p/>
          </draw:image>
        </draw:frame>
        <draw:frame draw:style-name="gr1" draw:text-style-name="P1" draw:layer="layout" svg:width="9.257cm" svg:height="9.257cm" svg:x="20.488cm" svg:y="21.066cm">
          <draw:image xlink:href="Pictures/1000000000000100000001003C973E7C1BA5D710.png" xlink:type="simple" xlink:show="embed" xlink:actuate="onLoad">
            <text:p/>
          </draw:image>
        </draw:frame>
        <draw:frame draw:style-name="gr1" draw:text-style-name="P1" draw:layer="layout" svg:width="9.185cm" svg:height="9.185cm" svg:x="10.687cm" svg:y="21.058cm">
          <draw:image xlink:href="Pictures/1000000000000100000001005CCB29A9A836A0AC.png" xlink:type="simple" xlink:show="embed" xlink:actuate="onLoad">
            <text:p/>
          </draw:image>
        </draw:frame>
        <draw:custom-shape draw:style-name="gr6" draw:text-style-name="P2" draw:layer="layout" svg:width="9.271cm" svg:height="9.337cm" svg:x="20.458cm" svg:y="21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.23cm" fo:page-height="34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21:32:09.053278033</dc:date>
    <meta:editing-duration>PT4H15M50S</meta:editing-duration>
    <meta:editing-cycles>60</meta:editing-cycles>
    <meta:generator>LibreOffice/5.1.6.2$Linux_X86_64 LibreOffice_project/10m0$Build-2</meta:generator>
    <meta:document-statistic meta:object-count="25"/>
  </office:meta>
</office:document-meta>
</file>